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8.005cm" fo:min-width="7.147cm" draw:shadow-offset-x="0.203cm" draw:shadow-offset-y="0.203cm" draw:shadow-opacity="50%"/>
    </style:style>
    <style:style style:name="gr2" style:family="graphic" style:parent-style-name="standard">
      <style:graphic-properties draw:stroke="none" draw:fill="solid" draw:fill-color="#ff6600" draw:opacity="50%" draw:textarea-horizontal-align="justify" draw:textarea-vertical-align="middle" draw:auto-grow-height="false" fo:min-height="8.005cm" fo:min-width="3.056cm" draw:shadow-opacity="50%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svg:stroke-color="#3333ff" draw:marker-start="Arrow" draw:fill-color="#3333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gr7" style:family="graphic" style:parent-style-name="standard">
      <style:graphic-properties svg:stroke-color="#ff0000" draw:marker-start="Arrow" draw:fill-color="#ff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cc00" draw:marker-start="Arrow" draw:fill-color="#00cc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Ultrafine_20_Dashed" svg:stroke-color="#0000ff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start="" draw:marker-end="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6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1.6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663cm"/>
    </style:style>
    <style:style style:name="P1" style:family="paragraph">
      <loext:graphic-properties draw:fill="solid" draw:fill-color="#729fcf" draw:opacity="50%"/>
      <style:paragraph-properties fo:text-align="center"/>
    </style:style>
    <style:style style:name="P2" style:family="paragraph">
      <loext:graphic-properties draw:fill="solid" draw:fill-color="#ff6600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style:text-position="sub 58%" fo:font-size="18pt" style:font-size-asian="18pt" style:font-weight-asian="normal" style:font-size-complex="18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47cm" svg:height="8.255cm" svg:x="3.056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8.255cm" svg:x="10.703cm" svg:y="8.874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3" draw:layer="layout" svg:x1="3.083cm" svg:y1="11.287cm" svg:x2="14.259cm" svg:y2="15.732cm">
          <text:p/>
        </draw:line>
        <draw:custom-shape draw:style-name="gr4" draw:text-style-name="P4" draw:layer="layout" svg:width="0.254cm" svg:height="0.254cm" svg:x="2.97cm" svg:y="11.2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254cm" svg:height="0.254cm" svg:x="14.071cm" svg:y="15.6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3" draw:layer="layout" svg:x1="2.332cm" svg:y1="17.129cm" svg:x2="17.699cm" svg:y2="17.129cm">
          <text:p/>
        </draw:line>
        <draw:line draw:style-name="gr6" draw:text-style-name="P3" draw:layer="layout" svg:x1="3.083cm" svg:y1="11.888cm" svg:x2="14.132cm" svg:y2="14.335cm">
          <text:p/>
        </draw:line>
        <draw:custom-shape draw:style-name="gr4" draw:text-style-name="P4" draw:layer="layout" svg:width="0.254cm" svg:height="0.254cm" svg:x="15.472cm" svg:y="9.8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0.254cm" svg:height="0.254cm" svg:x="15.473cm" svg:y="10.6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254cm" svg:height="0.254cm" svg:x="10.573cm" svg:y="14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3.083cm" svg:y1="11.888cm" svg:x2="10.576cm" svg:y2="14.843cm">
          <text:p/>
        </draw:line>
        <draw:custom-shape draw:style-name="gr7" draw:text-style-name="P5" draw:layer="layout" svg:width="0.254cm" svg:height="0.254cm" svg:x="2.971cm" svg:y="11.8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14.259cm" svg:y1="14.335cm" svg:x2="10.577cm" svg:y2="14.844cm">
          <text:p/>
        </draw:line>
        <draw:custom-shape draw:style-name="gr7" draw:text-style-name="P5" draw:layer="layout" svg:width="0.254cm" svg:height="0.254cm" svg:x="10.574cm" svg:y="14.8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0.254cm" svg:height="0.254cm" svg:x="14.072cm" svg:y="14.2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7" draw:layer="layout" svg:width="1.128cm" svg:height="1.171cm" svg:x="2.556cm" svg:y="17.31cm">
          <draw:text-box>
            <text:p>E<text:span text:style-name="T1">1</text:span></text:p>
          </draw:text-box>
        </draw:frame>
        <draw:frame draw:style-name="gr10" draw:text-style-name="P7" draw:layer="layout" svg:width="1.128cm" svg:height="1.171cm" svg:x="10.256cm" svg:y="17.311cm">
          <draw:text-box>
            <text:p>E<text:span text:style-name="T1">2</text:span></text:p>
          </draw:text-box>
        </draw:frame>
        <draw:frame draw:style-name="gr10" draw:text-style-name="P7" draw:layer="layout" svg:width="1.128cm" svg:height="1.171cm" svg:x="13.756cm" svg:y="17.311cm">
          <draw:text-box>
            <text:p>E<text:span text:style-name="T1">3</text:span></text:p>
          </draw:text-box>
        </draw:frame>
        <draw:line draw:style-name="gr11" draw:text-style-name="P3" draw:layer="layout" svg:x1="2.448cm" svg:y1="17.256cm" svg:x2="2.448cm" svg:y2="7.985cm">
          <text:p/>
        </draw:line>
        <draw:custom-shape draw:style-name="gr8" draw:text-style-name="P6" draw:layer="layout" svg:width="0.254cm" svg:height="0.254cm" svg:x="15.474cm" svg:y="11.4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9" draw:layer="layout" svg:width="2.327cm" svg:height="0.878cm" svg:x="15.737cm" svg:y="10.352cm">
          <draw:text-box>
            <text:p text:style-name="P8">sample</text:p>
          </draw:text-box>
        </draw:frame>
        <draw:frame draw:style-name="gr13" draw:text-style-name="P9" draw:layer="layout" svg:width="3.855cm" svg:height="0.878cm" svg:x="15.738cm" svg:y="11.12cm">
          <draw:text-box>
            <text:p text:style-name="P8">interpolation</text:p>
          </draw:text-box>
        </draw:frame>
        <draw:frame draw:style-name="gr14" draw:text-style-name="P9" draw:layer="layout" svg:width="4.252cm" svg:height="1.505cm" svg:x="15.738cm" svg:y="9.552cm">
          <draw:text-box>
            <text:p text:style-name="P8">original point</text:p>
          </draw:text-box>
        </draw:frame>
        <draw:frame draw:style-name="gr10" draw:text-style-name="P11" draw:layer="layout" svg:width="3.233cm" svg:height="1.527cm" svg:x="5.138cm" svg:y="9.255cm">
          <draw:text-box>
            <text:p text:style-name="P10">covariance</text:p>
            <text:p text:style-name="P10">1<text:span text:style-name="T2">st</text:span> group</text:p>
          </draw:text-box>
        </draw:frame>
        <draw:frame draw:style-name="gr10" draw:text-style-name="P11" draw:layer="layout" svg:width="3.233cm" svg:height="1.527cm" svg:x="10.839cm" svg:y="9.256cm">
          <draw:text-box>
            <text:p text:style-name="P10">covariance</text:p>
            <text:p text:style-name="P10">2<text:span text:style-name="T2">nd </text:span>grou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9T17:39:07.812401937</meta:creation-date>
    <dc:date>2017-06-29T18:10:26.667308123</dc:date>
    <meta:editing-duration>PT15S</meta:editing-duration>
    <meta:editing-cycles>1</meta:editing-cycles>
    <meta:document-statistic meta:object-count="25"/>
    <meta:generator>LibreOffice/5.0.6.2$Linux_X86_64 LibreOffice_project/00$Build-2</meta:generator>
  </office:meta>
</office:document-meta>
</file>